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opacity="100%" draw:textarea-horizontal-align="justify" draw:textarea-vertical-align="top" draw:auto-grow-height="false" fo:min-height="3.5cm" fo:min-width="11.75cm"/>
      <style:paragraph-properties style:writing-mode="lr-tb"/>
    </style:style>
    <style:style style:name="gr2" style:family="graphic" style:parent-style-name="standard">
      <style:graphic-properties draw:fill-color="#ffb66c" draw:opacity="100%" draw:textarea-horizontal-align="justify" draw:textarea-vertical-align="top" draw:auto-grow-height="false" fo:min-height="3.25cm" fo:min-width="6.5cm"/>
      <style:paragraph-properties style:writing-mode="lr-tb"/>
    </style:style>
    <style:style style:name="gr3" style:family="graphic" style:parent-style-name="standard">
      <style:graphic-properties draw:fill-color="#ffffa6" draw:opacity="100%" draw:opacity-name="" draw:textarea-horizontal-align="justify" draw:textarea-vertical-align="middle" draw:auto-grow-height="false" fo:min-height="1.5cm" fo:min-width="5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5cm" fo:min-width="6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.5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ff6d6d" draw:textarea-horizontal-align="justify" draw:textarea-vertical-align="middle" draw:auto-grow-height="false" fo:min-height="1.75cm" fo:min-width="14.75cm"/>
      <style:paragraph-properties style:writing-mode="lr-tb"/>
    </style:style>
    <style:style style:name="gr11" style:family="graphic" style:parent-style-name="standard">
      <style:graphic-properties draw:fill-color="#bf819e" draw:textarea-horizontal-align="justify" draw:textarea-vertical-align="middle" draw:auto-grow-height="false" fo:min-height="5.25cm" fo:min-width="4.2cm"/>
    </style:style>
    <style:style style:name="gr12" style:family="graphic" style:parent-style-name="standard">
      <style:graphic-properties draw:fill-color="#ffffa6" draw:opacity="100%" draw:opacity-name="" draw:textarea-horizontal-align="justify" draw:textarea-vertical-align="middle" draw:auto-grow-height="false" fo:min-height="0.5cm" fo:min-width="0.25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5cm" fo:min-width="0.2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0.25cm"/>
      <style:paragraph-properties style:writing-mode="lr-tb"/>
    </style:style>
    <style:style style:name="gr15" style:family="graphic" style:parent-style-name="standard">
      <style:graphic-properties draw:fill-color="#ffb66c" draw:textarea-horizontal-align="justify" draw:textarea-vertical-align="middle" draw:auto-grow-height="false" fo:min-height="0.5cm" fo:min-width="0.25cm"/>
    </style:style>
    <style:style style:name="gr16" style:family="graphic" style:parent-style-name="standard">
      <style:graphic-properties draw:fill-color="#e0c2cd" draw:textarea-horizontal-align="justify" draw:textarea-vertical-align="middle" draw:auto-grow-height="false" fo:min-height="0.5cm" fo:min-width="2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b66c" draw:opacity="100%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b66c" draw:opacity="100%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-color="#ffffa6" draw:opacity="100%"/>
      <style:paragraph-properties fo:text-align="center"/>
    </style:style>
    <style:style style:name="P7" style:family="paragraph">
      <style:paragraph-properties fo:text-align="center"/>
      <style:text-properties fo:font-size="20pt"/>
    </style:style>
    <style:style style:name="P8" style:family="paragraph">
      <loext:graphic-properties draw:fill-color="#81d41a"/>
      <style:paragraph-properties fo:text-align="center"/>
      <style:text-properties fo:font-size="20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20pt" fo:font-style="italic" style:font-size-asian="18pt" style:font-size-complex="18pt"/>
    </style:style>
    <style:style style:name="P12" style:family="paragraph">
      <loext:graphic-properties draw:fill-color="#ff6d6d"/>
      <style:paragraph-properties fo:text-align="center"/>
      <style:text-properties fo:font-size="20pt" fo:font-style="italic" style:font-size-asian="18pt" style:font-size-complex="18pt"/>
    </style:style>
    <style:style style:name="P13" style:family="paragraph">
      <loext:graphic-properties draw:fill-color="#bf819e"/>
      <style:paragraph-properties fo:text-align="center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e0c2cd"/>
      <style:paragraph-properties fo:text-align="center"/>
      <style:text-properties fo:font-size="114pt" style:font-size-asian="114pt" style:font-size-complex="1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25cm" svg:height="3.75cm" svg:x="2cm" svg:y="15.75cm">
          <text:p text:style-name="P1">Panel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3.5cm" svg:x="16.5cm" svg:y="11.75cm">
          <text:p text:style-name="P3">N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25cm" svg:height="3.75cm" svg:x="2cm" svg:y="11.25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1.75cm" svg:x="2cm" svg:y="5.25cm">
          <text:p text:style-name="P5">com*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5cm" svg:height="1.75cm" svg:x="1.5cm" svg:y="3.25cm">
          <text:p text:style-name="P7"><text:span text:style-name="T1">Parakeet Chat</text:span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4.75cm" svg:y1="5cm" svg:x2="4.75cm" svg:y2="5.25cm">
          <text:p/>
        </draw:line>
        <draw:custom-shape draw:style-name="gr6" draw:text-style-name="P5" draw:layer="layout" svg:width="5cm" svg:height="1.25cm" svg:x="9.5cm" svg:y="5.5cm">
          <text:p text:style-name="P5">parakeet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7.5cm" svg:y1="6cm" svg:x2="9.5cm" svg:y2="6cm">
          <text:p/>
        </draw:line>
        <draw:custom-shape draw:style-name="gr6" draw:text-style-name="P5" draw:layer="layout" svg:width="5cm" svg:height="1.25cm" svg:x="5.75cm" svg:y="7.5cm">
          <text:p text:style-name="P5">mainWindow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cm" svg:y1="6.75cm" svg:x2="12cm" svg:y2="8.25cm">
          <text:p/>
        </draw:line>
        <draw:custom-shape draw:style-name="gr6" draw:text-style-name="P5" draw:layer="layout" svg:width="5cm" svg:height="1.25cm" svg:x="13.25cm" svg:y="7.5cm">
          <text:p text:style-name="P5">networkThread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5cm" svg:y1="8.25cm" svg:x2="13.25cm" svg:y2="8.25cm">
          <text:p/>
        </draw:line>
        <draw:custom-shape draw:style-name="gr3" draw:text-style-name="P6" draw:layer="layout" svg:width="5.5cm" svg:height="1.75cm" svg:x="13cm" svg:y="9.25cm">
          <text:p text:style-name="P5">scripts*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1.75cm" svg:x="5.5cm" svg:y="9.25cm">
          <text:p text:style-name="P5">panels*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25cm" svg:y1="8.75cm" svg:x2="8.25cm" svg:y2="9.25cm">
          <text:p/>
        </draw:line>
        <draw:line draw:style-name="gr7" draw:text-style-name="P9" draw:layer="layout" svg:x1="15.75cm" svg:y1="8.75cm" svg:x2="15.75cm" svg:y2="9.25cm">
          <text:p/>
        </draw:line>
        <draw:custom-shape draw:style-name="gr6" draw:text-style-name="P10" draw:layer="layout" svg:width="5cm" svg:height="1.25cm" svg:x="5.75cm" svg:y="11.5cm">
          <text:p text:style-name="P5">mainMen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8.25cm" svg:y1="11cm" svg:x2="8.25cm" svg:y2="11.5cm">
          <text:p/>
        </draw:line>
        <draw:custom-shape draw:style-name="gr6" draw:text-style-name="P10" draw:layer="layout" svg:width="5cm" svg:height="1.25cm" svg:x="2.25cm" svg:y="13.25cm">
          <text:p text:style-name="P5">joinM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5cm" svg:height="1.25cm" svg:x="9cm" svg:y="13.25cm">
          <text:p text:style-name="P5">hostMen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8.25cm" svg:y1="12.75cm" svg:x2="8.25cm" svg:y2="13.75cm">
          <text:p/>
        </draw:line>
        <draw:line draw:style-name="gr8" draw:text-style-name="P5" draw:layer="layout" svg:x1="7.25cm" svg:y1="13.75cm" svg:x2="9cm" svg:y2="13.75cm">
          <text:p/>
        </draw:line>
        <draw:line draw:style-name="gr9" draw:text-style-name="P9" draw:layer="layout" svg:x1="4.5cm" svg:y1="14.5cm" svg:x2="4.5cm" svg:y2="15.25cm">
          <text:p/>
        </draw:line>
        <draw:line draw:style-name="gr9" draw:text-style-name="P9" draw:layer="layout" svg:x1="11.5cm" svg:y1="14.5cm" svg:x2="11.5cm" svg:y2="15.25cm">
          <text:p/>
        </draw:line>
        <draw:line draw:style-name="gr9" draw:text-style-name="P9" draw:layer="layout" svg:x1="4.5cm" svg:y1="15.25cm" svg:x2="11.5cm" svg:y2="15.25cm">
          <text:p/>
        </draw:line>
        <draw:line draw:style-name="gr9" draw:text-style-name="P9" draw:layer="layout" svg:x1="8.25cm" svg:y1="15.25cm" svg:x2="8.25cm" svg:y2="16cm">
          <text:p/>
        </draw:line>
        <draw:custom-shape draw:style-name="gr6" draw:text-style-name="P5" draw:layer="layout" svg:width="5cm" svg:height="1.25cm" svg:x="5.75cm" svg:y="16cm">
          <text:p text:style-name="P5">chatPanel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1.25cm" svg:x="16.75cm" svg:y="12cm">
          <text:p text:style-name="P5">clien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1.25cm" svg:x="16.75cm" svg:y="13.75cm">
          <text:p text:style-name="P5">serv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1.25cm" svg:x="16.75cm" svg:y="15.5cm">
          <text:p text:style-name="P5">us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1.25cm" svg:x="16.75cm" svg:y="17.25cm">
          <text:p text:style-name="P5">encryption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5.75cm" svg:y1="11cm" svg:x2="15.75cm" svg:y2="18cm">
          <text:p/>
        </draw:line>
        <draw:line draw:style-name="gr9" draw:text-style-name="P9" draw:layer="layout" svg:x1="15.75cm" svg:y1="18cm" svg:x2="16.75cm" svg:y2="18cm">
          <text:p/>
        </draw:line>
        <draw:line draw:style-name="gr9" draw:text-style-name="P9" draw:layer="layout" svg:x1="15.75cm" svg:y1="16.25cm" svg:x2="16.75cm" svg:y2="16.25cm">
          <text:p/>
        </draw:line>
        <draw:line draw:style-name="gr9" draw:text-style-name="P9" draw:layer="layout" svg:x1="15.75cm" svg:y1="14.5cm" svg:x2="16.75cm" svg:y2="14.5cm">
          <text:p/>
        </draw:line>
        <draw:line draw:style-name="gr9" draw:text-style-name="P9" draw:layer="layout" svg:x1="15.75cm" svg:y1="12.75cm" svg:x2="16.75cm" svg:y2="12.75cm">
          <text:p/>
        </draw:line>
        <draw:line draw:style-name="gr9" draw:text-style-name="P9" draw:layer="layout" svg:x1="8.25cm" svg:y1="17.25cm" svg:x2="8.25cm" svg:y2="18cm">
          <text:p/>
        </draw:line>
        <draw:custom-shape draw:style-name="gr6" draw:text-style-name="P5" draw:layer="layout" svg:width="5cm" svg:height="1.25cm" svg:x="5.75cm" svg:y="18cm">
          <text:p text:style-name="P5">userPanel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5.25cm" svg:height="2cm" svg:x="13cm" svg:y="1.5cm">
          <text:p text:style-name="P11"><text:span text:style-name="T2">Parakeet Chat (Alpha) Component Diagra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1.75cm" svg:x="2cm" svg:y="1.25cm">
          <text:p text:style-name="P5">assets*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4.75cm" svg:y1="3cm" svg:x2="4.75cm" svg:y2="3.25cm">
          <text:p/>
        </draw:line>
        <draw:custom-shape draw:style-name="gr11" draw:text-style-name="P13" draw:layer="layout" svg:width="4.7cm" svg:height="5.5cm" svg:x="24cm" svg:y="1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5cm" svg:height="0.75cm" svg:x="24.5cm" svg:y="16.25cm">
          <text:p text:style-name="P5"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75cm" svg:height="0.75cm" svg:x="24.5cm" svg:y="15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75cm" svg:height="0.75cm" svg:x="24.5cm" svg:y="17.5cm">
          <text:p text:style-name="P5"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75cm" svg:height="0.75cm" svg:x="24.5cm" svg:y="1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75cm" svg:x="25.25cm" svg:y="15cm">
          <text:p text:style-name="P5"><text:span text:style-name="T3">App Root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75cm" svg:x="25.25cm" svg:y="16.25cm">
          <text:p text:style-name="P5"><text:span text:style-name="T3">Direct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cm" svg:height="0.75cm" svg:x="25.25cm" svg:y="17.5cm">
          <text:p text:style-name="P5"><text:span text:style-name="T3">.java F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cm" svg:height="0.75cm" svg:x="25.25cm" svg:y="18.75cm">
          <text:p text:style-name="P5"><text:span text:style-name="T3">Interfac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001cm" svg:height="0.25cm" svg:x="35.25cm" svg:y="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4:00:40.690444479</meta:creation-date>
    <dc:date>2023-03-02T04:44:49.453428868</dc:date>
    <meta:editing-duration>PT44M12S</meta:editing-duration>
    <meta:editing-cycles>3</meta:editing-cycles>
    <meta:generator>LibreOffice/7.4.4.2$Linux_X86_64 LibreOffice_project/40$Build-2</meta:generator>
    <meta:document-statistic meta:object-count="51"/>
  </office:meta>
</office:document-meta>
</file>